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2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5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om messung (Ampere Meter direkt nach Akku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stand</text:p>
          </table:table-cell>
          <table:table-cell office:value-type="string" calcext:value-type="string">
            <text:p>Strom [A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ote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trieb ohne Robofriend SW</text:p>
          </table:table-cell>
          <table:table-cell office:value-type="float" office:value="0.933" calcext:value-type="float">
            <text:p>0,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trieb Robofriend SW ohne Monitor</text:p>
          </table:table-cell>
          <table:table-cell office:value-type="float" office:value="0.977" calcext:value-type="float">
            <text:p>0,977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Motoren alleine Lautsprecher und Monitor abgesteckt (Teensy ansteuerung über PC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ngsam beide 10mm/s</text:p>
          </table:table-cell>
          <table:table-cell office:value-type="string" calcext:value-type="string">
            <text:p>0.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chnell beide 180 mm/s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2.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50mm/s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string" calcext:value-type="string">
            <text:p>Betrieb Robofriend SW stillstand</text:p>
          </table:table-cell>
          <table:table-cell table:number-columns-repeated="8"/>
          <table:table-cell office:value-type="float" office:value="-99" calcext:value-type="float">
            <text:p>-99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etrieb Robofriend SW mit Motoren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0.576" calcext:value-type="float">
            <text:p>0,576</text:p>
          </table:table-cell>
        </table:table-row>
        <table:table-row table:style-name="ro1">
          <table:table-cell office:value-type="string" calcext:value-type="string">
            <text:p>Motor langsa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tor schnel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,244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0.725" calcext:value-type="float">
            <text:p>0,725</text:p>
          </table:table-cell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9"/>
          <table:table-cell office:value-type="float" office:value="110" calcext:value-type="float">
            <text:p>110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table:number-columns-repeated="9"/>
          <table:table-cell office:value-type="float" office:value="120" calcext:value-type="float">
            <text:p>12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number-columns-repeated="9"/>
          <table:table-cell office:value-type="float" office:value="130" calcext:value-type="float">
            <text:p>130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table:number-columns-repeated="9"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150" calcext:value-type="float">
            <text:p>150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table:number-columns-repeated="9"/>
          <table:table-cell office:value-type="float" office:value="160" calcext:value-type="float">
            <text:p>160</text:p>
          </table:table-cell>
          <table:table-cell office:value-type="float" office:value="1.12" calcext:value-type="float">
            <text:p>1,12</text:p>
          </table:table-cell>
        </table:table-row>
        <table:table-row table:style-name="ro1">
          <table:table-cell table:number-columns-repeated="9"/>
          <table:table-cell office:value-type="float" office:value="170" calcext:value-type="float">
            <text:p>170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table:number-columns-repeated="9"/>
          <table:table-cell office:value-type="float" office:value="180" calcext:value-type="float">
            <text:p>180</text:p>
          </table:table-cell>
          <table:table-cell office:value-type="float" office:value="1.22" calcext:value-type="float">
            <text:p>1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.00.0000</text:date>, <text:time style:data-style-name="N2" text:time-value="19:31:56.7109472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9:41:32.089726506</meta:creation-date>
    <dc:date>2019-10-15T13:21:12.943744108</dc:date>
    <meta:editing-duration>PT23M46S</meta:editing-duration>
    <meta:editing-cycles>5</meta:editing-cycles>
    <meta:generator>LibreOffice/6.0.7.3$Linux_X86_64 LibreOffice_project/00m0$Build-3</meta:generator>
    <meta:document-statistic meta:table-count="1" meta:cell-count="63" meta:object-count="0"/>
  </office:meta>
</office:document-meta>
</file>